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text-align="center" style:justify-single-word="false" style:text-autospace="none"/>
      <style:text-properties fo:color="#000000" style:font-name="Verdana" fo:font-size="8pt" style:font-name-asian="Verdana" style:font-size-asian="8pt" style:font-name-complex="Verdana" style:font-size-complex="8pt"/>
    </style:style>
    <style:style style:name="P2" style:family="paragraph" style:parent-style-name="Default_20_Text"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P3" style:family="paragraph" style:parent-style-name="Default_20_Text">
      <style:paragraph-properties style:text-autospace="none"/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P4" style:family="paragraph" style:parent-style-name="Default_20_Text">
      <style:paragraph-properties fo:text-align="center" style:justify-single-word="false" style:text-autospace="none"/>
    </style:style>
    <style:style style:name="P5" style:family="paragraph" style:parent-style-name="Default_20_Text">
      <style:paragraph-properties style:text-autospace="none"/>
      <style:text-properties fo:color="#818181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6" style:family="paragraph" style:parent-style-name="Default_20_Text">
      <style:paragraph-properties style:text-autospace="none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7" style:family="paragraph" style:parent-style-name="Default_20_Text">
      <style:paragraph-properties style:text-autospace="none"/>
      <style:text-properties style:font-name="Verdana" fo:font-size="8pt" style:font-name-asian="Verdana" style:font-size-asian="8pt" style:font-name-complex="Verdana" style:font-size-complex="8pt"/>
    </style:style>
    <style:style style:name="P8" style:family="paragraph" style:parent-style-name="Default_20_Text">
      <style:paragraph-properties style:text-autospace="none"/>
    </style:style>
    <style:style style:name="P9" style:family="paragraph" style:parent-style-name="Default_20_Text">
      <style:paragraph-properties fo:margin-left="0in" fo:margin-right="0in" fo:text-indent="0in" style:auto-text-indent="false" style:text-autospace="none"/>
      <style:text-properties style:font-name="Verdana" fo:font-size="8pt" style:font-name-asian="Verdana" style:font-size-asian="8pt" style:font-name-complex="Verdana" style:font-size-complex="8pt"/>
    </style:style>
    <style:style style:name="P10" style:family="paragraph" style:parent-style-name="Default_20_Text">
      <style:paragraph-properties fo:margin-left="0in" fo:margin-right="0in" fo:text-indent="0in" style:auto-text-indent="false" style:text-autospace="none"/>
      <style:text-properties fo:color="#000000" style:font-name="Verdana" fo:font-size="8pt" style:font-name-asian="Verdana" style:font-size-asian="8pt" style:font-name-complex="Verdana" style:font-size-complex="8pt"/>
    </style:style>
    <style:style style:name="P11" style:family="paragraph" style:parent-style-name="Default_20_Text">
      <style:paragraph-properties fo:margin-left="0in" fo:margin-right="0in" fo:text-indent="0in" style:auto-text-indent="false" style:text-autospace="none"/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P12" style:family="paragraph" style:parent-style-name="Default_20_Text">
      <style:paragraph-properties fo:margin-left="0in" fo:margin-right="0in" fo:text-indent="0in" style:auto-text-indent="false" style:text-autospace="none"/>
      <style:text-properties fo:color="#818181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13" style:family="paragraph" style:parent-style-name="Default_20_Text">
      <style:paragraph-properties fo:margin-left="0in" fo:margin-right="0in" fo:text-indent="0in" style:auto-text-indent="false" style:text-autospace="none"/>
    </style:style>
    <style:style style:name="P14" style:family="paragraph" style:parent-style-name="Default_20_Text">
      <style:paragraph-properties fo:margin-left="0.1043in" fo:margin-right="0in" fo:text-indent="0in" style:auto-text-indent="false" style:text-autospace="none"/>
      <style:text-properties style:font-name="Verdana" fo:font-size="8pt" style:font-name-asian="Verdana" style:font-size-asian="8pt" style:font-name-complex="Verdana" style:font-size-complex="8pt"/>
    </style:style>
    <style:style style:name="P15" style:family="paragraph" style:parent-style-name="Default_20_Text">
      <style:paragraph-properties fo:margin-left="0.1043in" fo:margin-right="0in" fo:text-indent="0in" style:auto-text-indent="false" style:text-autospace="none"/>
      <style:text-properties style:font-name="Verdana" fo:font-size="8pt" fo:font-style="normal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Default_20_Text">
      <style:paragraph-properties fo:margin-left="0.1043in" fo:margin-right="0in" fo:text-indent="0in" style:auto-text-indent="false" style:text-autospace="none"/>
      <style:text-properties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P17" style:family="paragraph" style:parent-style-name="Default_20_Text">
      <style:paragraph-properties fo:margin-left="0.1043in" fo:margin-right="0in" fo:text-indent="0in" style:auto-text-indent="false" style:text-autospace="none"/>
      <style:text-properties style:font-name="Verdana" fo:font-size="8pt" style:font-size-asian="8pt" style:font-size-complex="8pt"/>
    </style:style>
    <style:style style:name="P18" style:family="paragraph" style:parent-style-name="Default_20_Text">
      <style:paragraph-properties fo:margin-left="0.0193in" fo:margin-right="0in" fo:text-indent="0.0098in" style:auto-text-indent="false" style:text-autospace="none"/>
    </style:style>
    <style:style style:name="P19" style:family="paragraph" style:parent-style-name="Default_20_Text">
      <style:paragraph-properties fo:margin-left="0.0453in" fo:margin-right="0in" fo:text-indent="0in" style:auto-text-indent="false" style:text-autospace="none"/>
      <style:text-properties style:font-name="Verdana" fo:font-size="8pt" style:font-name-asian="Verdana" style:font-size-asian="8pt" style:font-name-complex="Verdana" style:font-size-complex="8pt"/>
    </style:style>
    <style:style style:name="P20" style:family="paragraph" style:parent-style-name="Default_20_Text" style:master-page-name="Standard">
      <style:paragraph-properties fo:text-align="center" style:justify-single-word="false" style:text-autospace="none"/>
      <style:text-properties fo:color="#000000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21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2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3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4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5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6" style:family="paragraph" style:parent-style-name="Default_20_Text" style:list-style-name="L2">
      <style:text-properties style:font-name="Verdana" fo:font-size="8pt" style:font-name-asian="Verdana" style:font-size-asian="8pt" style:font-name-complex="Verdana" style:font-size-complex="8pt"/>
    </style:style>
    <style:style style:name="P27" style:family="paragraph" style:parent-style-name="Default_20_Text" style:list-style-name="L3">
      <style:text-properties style:font-name="Verdana" fo:font-size="8pt" style:font-name-asian="Verdana" style:font-size-asian="8pt" style:font-name-complex="Verdana" style:font-size-complex="8pt"/>
    </style:style>
    <style:style style:name="P28" style:family="paragraph" style:parent-style-name="Default_20_Text" style:list-style-name="L3"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Default_20_Text" style:list-style-name="L3">
      <style:text-properties fo:color="#000000" style:font-name="Verdana" fo:font-size="8pt" style:font-name-asian="Verdana" style:font-size-asian="8pt" style:font-name-complex="Verdana" style:font-size-complex="8pt"/>
    </style:style>
    <style:style style:name="P30" style:family="paragraph" style:parent-style-name="Default_20_Text" style:list-style-name="L3">
      <style:text-properties fo:color="#000000" style:font-name="Verdana" fo:font-size="8pt" style:font-name-asian="Verdana" style:font-size-asian="8pt" style:font-name-complex="Verdana" style:font-size-complex="8pt"/>
    </style:style>
    <style:style style:name="P31" style:family="paragraph" style:parent-style-name="Default_20_Text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  <style:text-properties fo:color="#000000" style:font-name="Verdana" fo:font-size="8pt" style:font-name-asian="Verdana" style:font-size-asian="8pt" style:font-name-complex="Verdana" style:font-size-complex="8pt"/>
    </style:style>
    <style:style style:name="P32" style:family="paragraph" style:parent-style-name="Default_20_Text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  <style:text-properties fo:color="#000000" style:font-name="Verdana" fo:font-size="8pt" style:font-name-asian="Verdana" style:font-size-asian="8pt" style:font-name-complex="Verdana" style:font-size-complex="8pt"/>
    </style:style>
    <style:style style:name="P33" style:family="paragraph" style:parent-style-name="Default_20_Text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  <style:text-properties fo:color="#000000" style:font-name="Verdana" fo:font-size="8pt" style:font-name-asian="Verdana" style:font-size-asian="8pt" style:font-name-complex="Verdana" style:font-size-complex="8pt"/>
    </style:style>
    <style:style style:name="P34" style:family="paragraph" style:parent-style-name="Default_20_Text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  <style:text-properties fo:color="#000000" style:font-name="Verdana" fo:font-size="8pt" style:font-name-asian="Verdana" style:font-size-asian="8pt" style:font-name-complex="Verdana" style:font-size-complex="8pt"/>
    </style:style>
    <style:style style:name="P35" style:family="paragraph" style:parent-style-name="Default_20_Text" style:list-style-name="L1">
      <style:paragraph-properties fo:margin-left="0in" fo:margin-right="0in" fo:text-indent="0in" style:auto-text-indent="false" style:text-autospace="none">
        <style:tab-stops>
          <style:tab-stop style:position="0.1252in"/>
        </style:tab-stops>
      </style:paragraph-properties>
    </style:style>
    <style:style style:name="P36" style:family="paragraph" style:parent-style-name="Default_20_Text">
      <style:paragraph-properties fo:margin-left="0in" fo:margin-right="0in" fo:text-indent="0in" style:auto-text-indent="false" style:text-autospace="none"/>
      <style:text-properties fo:color="#818181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37" style:family="paragraph" style:parent-style-name="Default_20_Text">
      <style:paragraph-properties fo:margin-left="0.1043in" fo:margin-right="0in" fo:text-indent="0in" style:auto-text-indent="false" style:text-autospace="none"/>
      <style:text-properties style:font-name="Verdana" fo:font-size="8pt" fo:font-style="normal" style:font-name-asian="Verdana" style:font-size-asian="8pt" style:font-style-asian="normal" style:font-name-complex="Verdana" style:font-size-complex="8pt" style:font-style-complex="normal"/>
    </style:style>
    <style:style style:name="P38" style:family="paragraph" style:parent-style-name="Default_20_Text">
      <style:paragraph-properties fo:margin-left="0.1043in" fo:margin-right="0in" fo:text-indent="0in" style:auto-text-indent="false" style:text-autospace="none"/>
    </style:style>
    <style:style style:name="T1" style:family="text">
      <style:text-properties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T2" style:family="text">
      <style:text-properties style:font-name="Verdana" fo:font-size="8pt" fo:font-style="italic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tyle="normal" style:font-style-asian="normal" style:font-style-complex="normal"/>
    </style:style>
    <style:style style:name="T5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style:font-name="Verdana" fo:font-size="8pt" style:font-name-asian="Verdana" style:font-size-asian="8pt" style:font-name-complex="Verdana" style:font-size-complex="8pt"/>
    </style:style>
    <style:style style:name="T10" style:family="text"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T11" style:family="text">
      <style:text-properties fo:color="#000000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12" style:family="text">
      <style:text-properties fo:color="#000000" fo:font-style="italic" style:font-style-asian="italic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text-position="super 58%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T15" style:family="text">
      <style:text-properties fo:color="#818181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Tahoma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Tahoma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njamin Haley</text:p>
      <text:p text:style-name="P1">2101 S. Michigan Ave #1610</text:p>
      <text:p text:style-name="P1">Chicago, IL 60616</text:p>
      <text:p text:style-name="P1">(630) 401-0637</text:p>
      <text:p text:style-name="P4"><text:a xlink:type="simple" xlink:href="mailto:benjamin.haley@gmail.com">benjamin.haley@gmail.com</text:a></text:p>
      <text:p text:style-name="P1">updated: Oct 2009</text:p>
      <text:p text:style-name="P5"/>
      <text:p text:style-name="P5">Education</text:p>
      <text:p text:style-name="P9"><text:span text:style-name="T8"><text:s/>University of Illinois</text:span><text:span text:style-name="T7">, B.S. in Honors Biology, 2005</text:span></text:p>
      <text:p text:style-name="P10"><text:s text:c="3"/>School of Liberal Arts and Sciences, Champaign/Urbana, IL</text:p>
      <text:p text:style-name="P10"><text:s text:c="3"/>Major G.P.A. 3.64/4.0</text:p>
      <text:p text:style-name="P6"><text:s/>Relevant Coursework</text:p>
      <text:p text:style-name="P9"><text:s text:c="3"/>Cellular Biology, Chemistry, Physics, Calculus, Statistics</text:p>
      <text:p text:style-name="P6"><text:s/>Independent Study</text:p>
      <text:p text:style-name="P19"><text:s text:c="3"/>Algorithms (Cormen), Discrete Mathematics (Rosen), Linear Algebra (Strang), Compilers (Aho), Computer Organization and Design (Patterson and Hennessey), and code Complete (Steve Mcconnell) supplemented by tutorials in encryption, networking, concurrency, and C++</text:p>
      <text:p text:style-name="P12"/>
      <text:p text:style-name="P12">Experience</text:p>
      <text:p text:style-name="P9"><text:span text:style-name="T15"><text:s/></text:span><text:span text:style-name="T8">Information Manager - Northwestern University</text:span><text:span text:style-name="T7"> | Chicago, IL | Aug 2008 – Present </text:span></text:p>
      <text:p text:style-name="P11"><text:s text:c="3"/>Department of Radiation Oncology</text:p>
      <text:list text:style-name="L1">
        <text:list-item>
          <text:p text:style-name="P31">Deciphered and documented the study database from Argonne's Irradiated Dog Tissue Archives and migrated the relevant portions from Microsoft Access to mySQL</text:p>
        </text:list-item>
        <text:list-item>
          <text:p text:style-name="P35"><text:span text:style-name="T9">Created a sea</text:span><text:span text:style-name="T9">rchable </text:span><text:a xlink:type="simple" xlink:href="http://janus.northwestern.edu/dog_tissues/index.php"><text:span text:style-name="T3">web portal</text:span></text:a><text:span text:style-name="T9"> for above archive and database using php and ajax (</text:span><text:a xlink:type="simple" xlink:href="http://janus.northwestern.edu/dog_tissues/"><text:span text:style-name="T3">http://janus.northwestern.edu/dog_tissues/</text:span></text:a><text:span text:style-name="T9">)</text:span></text:p>
        </text:list-item>
        <text:list-item>
          <text:p text:style-name="P31">Oversaw project to add remote backup, file sharing, and security administration on lab computers</text:p>
        </text:list-item>
        <text:list-item>
          <text:p text:style-name="P31">Currently working with Michael Gruenberger from the European Radiobiolgical Archives to translate the above archive terminology into Open Biomedical Ontologies to allow a cross search between our respective archives.</text:p>
        </text:list-item>
        <text:list-item>
          <text:p text:style-name="P31">Responsible for lab website maintenance </text:p>
        </text:list-item>
      </text:list>
      <text:p text:style-name="P9"><text:span text:style-name="T8"><text:s/>Technician - Northwestern University</text:span><text:span text:style-name="T7"> | Chicago, IL | Nov 2005 - Jan 2008</text:span></text:p>
      <text:p text:style-name="P10"><text:s text:c="3"/>Department of Radiation Oncology</text:p>
      <text:list text:style-name="L2">
        <text:list-item>
          <text:p text:style-name="P21">Wrote a literature review on hnRNP and Ionizing radiation (citation below)</text:p>
        </text:list-item>
        <text:list-item>
          <text:p text:style-name="P21">Performed RNA-cleavage experiments and developed a centrifugation based separation technique with titanium dioxide nanocomposites </text:p>
        </text:list-item>
        <text:list-item>
          <text:p text:style-name="P21">Formalized protocols, trained, taught and supervised six students in cell culture, PCR, and rt-PCR</text:p>
        </text:list-item>
        <text:list-item>
          <text:p text:style-name="P21">Maintained PC-12 cell lines, media preparations, cryopreservation and cell counting</text:p>
        </text:list-item>
        <text:list-item>
          <text:p text:style-name="P21">Performed DNA, and RNA isolation, PCR and rt-PCR, and data analysis on tissues isolated from 'wasted' PCNA -/- mice to study DNA repair gene regulation pathways in response to ionizing radiation.</text:p>
        </text:list-item>
        <text:list-item>
          <text:p text:style-name="P21">Maintained mouse-facilitates, ordered lab supplies, prepared lab for safety inspections, kept account of inventory and expenditures, performed machine maintenance and calibration, and oversaw major shipments and equipment installations.</text:p>
        </text:list-item>
      </text:list>
      <text:p text:style-name="P9"><text:span text:style-name="T8"><text:s/>Lab Assistant - University of Illinois</text:span><text:span text:style-name="T7"> | Champaign/Urbana, IL | Sept 2003- Aug 2005</text:span></text:p>
      <text:p text:style-name="P10"><text:s text:c="3"/>Veterinary Medicine</text:p>
      <text:list text:style-name="L3">
        <text:list-item>
          <text:p text:style-name="P29">Assisted in research on circadian signal transduction between SCN cells </text:p>
        </text:list-item>
        <text:list-item>
          <text:p text:style-name="P27"><text:span text:style-name="T7">Performed time trials</text:span><text:span text:style-name="T12"> </text:span><text:span text:style-name="T7">of co-cultured cells, </text:span><text:span text:style-name="T12">in vitro,</text:span><text:span text:style-name="T7"> using rt-PCR to characterize isolated mRNA expression profiles</text:span></text:p>
        </text:list-item>
        <text:list-item>
          <text:p text:style-name="P27"><text:span text:style-name="T7">Tested for changes of cell proliferation/death rates, </text:span><text:span text:style-name="T12">in vitro,</text:span><text:span text:style-name="T7"> in various sera using the MTT assay</text:span></text:p>
        </text:list-item>
        <text:list-item>
          <text:p text:style-name="P29">Isolated brain tissue slices of the SCN, genotyped and assisted in the handling of mice</text:p>
        </text:list-item>
      </text:list>
      <text:p text:style-name="P5"/>
      <text:p text:style-name="P12">Honors and Distinctions</text:p>
      <text:p text:style-name="P37">National Honors Society Member (2000)</text:p>
      <text:p text:style-name="P37">Deans List at University of Illinois (Spring 2005)</text:p>
      <text:p text:style-name="P7"/>
      <text:p text:style-name="P5">Publications</text:p>
      <text:p text:style-name="P14"><text:span text:style-name="T16">Benjamin Haley</text:span>, Tatjana Paunesku, Miroslava Protić, &amp; Gayle E Woloschak. Response of heterogeneous ribonuclear proteins (hnRNPs) to ionizing radiation and their involvement in DNA damage repair. <text:s/><text:span text:style-name="T17"><text:s/></text:span><text:span text:style-name="T18">International Journal of Radiation Biology</text:span><text:span text:style-name="T17"> 2:1-13, July 2009.</text:span></text:p>
      <text:p text:style-name="P15"/>
      <text:p text:style-name="P14"><text:span text:style-name="T19">Eric M.B. Brown, Tatjana Paunesku, AiGuo Wu, K. Ted Thurn, </text:span><text:span text:style-name="T20">Benjamin Haley</text:span><text:span text:style-name="T19">, Jimmy Clark, Taisa Priester, Gayle E Woloschak. <text:s/>Methods for assessing DNA hybridization of peptide nucleic acid–titanium dioxide</text:span><text:span text:style-name="T4"> nanoconjugates. </text:span><text:span text:style-name="T6">Analytical Biochemistry </text:span><text:span text:style-name="T5">383(2):226-235,</text:span><text:span text:style-name="T4"> 2008.</text:span></text:p>
      <text:p text:style-name="P17"/>
      <text:p text:style-name="P38"><text:span text:style-name="T3">Barbara Szolc-Kowalska, Irka Templeton, Benjamin Haley, Angela Babbo, Tatjana Paunesku and Gayle E Woloschak. <text:s/></text:span><text:span text:style-name="T1">Expression of the Proliferating Cell Nuclear Antigen (PCNA) in Lymphoid Tissues of Radiosensitive “Wasted” Mice. </text:span><text:span text:style-name="T2">International Journal of Radiation Biology</text:span><text:span text:style-name="T1"> 66(3):595-596 2006.</text:span></text:p>
      <text:p text:style-name="P38"><text:span text:style-name="T1"/></text:p>
      <text:p text:style-name="P38"><text:span text:style-name="T1">Kathleen Bottum, Emily Poon, Benjamin Haley, and Shelley A. Tischkau. <text:s/>Suprachiasmatic Nucleus Neurons Display Endogenous Resistance to Excitotoxicity. <text:s/></text:span><text:span text:style-name="T2">Experimental Biology and Medicine </text:span><text:span text:style-name="T1">(submitted).</text:span></text:p>
      <text:p text:style-name="P16"/>
      <text:p text:style-name="P5">Abstracts and Poster Presentations (first author only)</text:p>
      <text:p text:style-name="P14">Low Dose Radiation Research Investagators Workshop VIII (April 2009) Gamma-Irradiated Beagle Dog Tissue Archive. <text:s/>Benjamin Haley, David Paunesku, Tatijana Paunesku, Angela Babbo, Beau Wanzer, Tom Fritz, Christine Gerin, and Gaye Woloschak</text:p>
      <text:p text:style-name="P16"/>
      <text:p text:style-name="P5">Volunteer Efforts and Personal Interests</text:p>
      <text:p text:style-name="P5"><text:span text:style-name="T7"><text:s/>Team Coordinator </text:span><text:span text:style-name="T13">| Chicago, IL | Summers 2006 &amp; 2007</text:span></text:p>
      <text:p text:style-name="P3"><text:s text:c="3"/>Chicago Cares and Friends of River, Lathrop River Garden Project – river cleanup and beautification</text:p>
      <text:p text:style-name="P5"><text:span text:style-name="T13"><text:s/></text:span><text:span text:style-name="T7">Adventurer </text:span><text:span text:style-name="T13">| San Diego, CA <text:s/>- Fort Bragg, CA | April 2008 – July 2008</text:span></text:p>
      <text:p text:style-name="P3"><text:s text:c="3"/>Bicycle trip up the coast of California</text:p>
      <text:p text:style-name="P3"><text:span text:style-name="T16"><text:s/>Volunteer Teacher </text:span>| Chicago, IL | 2008/2009 School Year</text:p>
      <text:p text:style-name="P8"><text:span text:style-name="T10"><text:s text:c="3"/>Chicago Cares, Just Click Here at KIPP – a web development course for 6</text:span><text:span text:style-name="T14">th</text:span><text:span text:style-name="T10">-8</text:span><text:span text:style-name="T14">th</text:span><text:span text:style-name="T10"> graders</text:span></text:p>
      <text:p text:style-name="Default_20_Text"><text:span text:style-name="T10"><text:s/></text:span><text:span text:style-name="T11">Tutor </text:span><text:span text:style-name="T10">| Chicago, IL | Fall 2009</text:span></text:p>
      <text:p text:style-name="P2"><text:s text:c="3"/>Open Books, Perspectives Charter School – After school study tutor </text:p>
      <text:p text:style-name="P3"><text:s/></text:p>
      <text:p text:style-name="P5">References</text:p>
      <text:p text:style-name="P9"><text:span text:style-name="T8"><text:s text:c="2"/>Gayle Woloschak</text:span><text:span text:style-name="T7"><text:tab/>Northwestern University – Professor, Radiation Oncology</text:span></text:p>
      <text:p text:style-name="P13"><text:span text:style-name="T9"><text:tab/><text:tab/><text:tab/>(630) 842-5060<text:tab/>- </text:span><text:a xlink:type="simple" xlink:href="mailto:g-woloschak@northwestern.edu">g-woloschak@northwestern.edu</text:a></text:p>
      <text:p text:style-name="P9"><text:span text:style-name="T16"><text:s text:c="2"/>Tanja Paunesku</text:span><text:span text:style-name="T7"><text:tab/>Northwestern University – Assistant Professor, Radiation Oncology</text:span></text:p>
      <text:p text:style-name="P18"><text:span text:style-name="T9"><text:tab/><text:tab/><text:tab/>(630) 842-5062<text:tab/>- <text:s/></text:span><text:a xlink:type="simple" xlink:href="mailto:tischkau@uiuc.edu">tpaunesku@northwestern.ed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Default_20_Text" style:next-style-name="Text_20_Body_20_Single" style:class="text">
      <style:text-properties fo:color="#ff6600" fo:font-size="10.5pt" fo:font-weight="bold" style:font-size-asian="10.5pt" style:font-weight-asian="bold" style:font-size-complex="10.5pt" style:font-weight-complex="bold"/>
    </style:style>
    <style:style style:name="Heading_20_3" style:display-name="Heading 3" style:family="paragraph" style:parent-style-name="Heading" style:next-style-name="Text_20_Body_20_Single" style:class="text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List" style:family="paragraph" style:parent-style-name="Text_20_Body_20_Single" style:class="list">
      <style:text-properties style:font-name-complex="Tahoma2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Normal_20__28_Web_29_" style:display-name="Normal (Web)" style:family="paragraph" style:parent-style-name="Default_20_Text">
      <style:paragraph-properties fo:margin-top="0.1945in" fo:margin-bottom="0.1945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WW8Num25z1" style:family="text">
      <style:text-properties style:font-name="Courier New" fo:font-size="10pt" style:font-size-asian="10pt"/>
    </style:style>
    <style:style style:name="WW8Num25z2" style:family="text">
      <style:text-properties style:font-name="Wingdings" fo:font-size="10pt" style:font-size-asian="10pt"/>
    </style:style>
    <style:style style:name="WW8Num26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9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0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Symbol" fo:font-size="10pt" style:font-size-asian="10pt"/>
    </style:style>
    <style:style style:name="WW8Num32z1" style:family="text">
      <style:text-properties style:font-name="Courier New" fo:font-size="10pt" style:font-size-asian="10pt"/>
    </style:style>
    <style:style style:name="WW8Num32z2" style:family="text">
      <style:text-properties style:font-name="Wingdings" fo:font-size="10pt" style:font-size-asian="10pt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Courier New" fo:font-size="10pt" style:font-size-asian="10pt"/>
    </style:style>
    <style:style style:name="WW8Num36z2" style:family="text">
      <style:text-properties style:font-name="Wingdings" fo:font-size="10pt" style:font-size-asian="10pt"/>
    </style:style>
    <style:style style:name="WW8Num37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 fo:font-size="10pt" style:font-size-asian="10pt"/>
    </style:style>
    <style:style style:name="WW8Num38z1" style:family="text">
      <style:text-properties style:font-name="Courier New" fo:font-size="10pt" style:font-size-asian="10pt"/>
    </style:style>
    <style:style style:name="WW8Num38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0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0z3" style:family="text">
      <style:text-properties style:font-name="Symbol"/>
    </style:style>
    <style:style style:name="WW8Num41z0" style:family="text">
      <style:text-properties style:font-name="Symbol" fo:font-size="10pt" style:font-size-asian="10pt"/>
    </style:style>
    <style:style style:name="WW8Num41z1" style:family="text">
      <style:text-properties style:font-name="Courier New" fo:font-size="10pt" style:font-size-asian="10pt"/>
    </style:style>
    <style:style style:name="WW8Num41z2" style:family="text">
      <style:text-properties style:font-name="Wingdings" fo:font-size="10pt" style:font-size-asian="10pt"/>
    </style:style>
    <style:style style:name="WW8Num42z0" style:family="text">
      <style:text-properties style:font-name="Courier New" fo:font-size="8pt" fo:font-style="italic" fo:font-weight="normal" style:font-size-asian="8pt" style:font-style-asian="italic" style:font-weight-asian="normal" style:font-size-complex="8pt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2z3" style:family="text">
      <style:text-properties style:font-name="Symbol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fo:font-size="8pt" fo:font-style="italic" fo:font-weight="normal" style:font-size-asian="8pt" style:font-style-asian="italic" style:font-weight-asian="normal" style:font-size-complex="8pt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 fo:font-size="10pt" style:font-size-asian="10pt"/>
    </style:style>
    <style:style style:name="WW8Num45z1" style:family="text">
      <style:text-properties style:font-name="Courier New" fo:font-size="10pt" style:font-size-asian="10pt"/>
    </style:style>
    <style:style style:name="WW8Num4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goohl1" style:family="text" style:parent-style-name="Default_20_Paragraph_20_Font"/>
    <style:style style:name="goohl0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o">
        <style:list-level-properties text:space-before="0.2in" text:min-label-width="0.3in"/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8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bullet text:level="1" text:style-name="WW8Num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6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6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o">
        <style:list-level-properties text:space-before="0.2in" text:min-label-width="0.3in"/>
        <style:text-properties fo:font-family="'Courier New'" style:font-family-generic="modern" style:font-pitch="fixed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bullet text:level="1" text:style-name="WW8Num2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bullet text:level="1" text:style-name="WW8Num2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bullet text:level="1" text:style-name="WW8Num28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2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bullet text:level="1" text:style-name="WW8Num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bullet text:level="1" text:style-name="WW8Num34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6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6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bullet text:level="1" text:style-name="WW8Num37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8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bullet text:level="1" text:style-name="WW8Num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bullet text:level="1" text:style-name="WW8Num4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o">
        <style:list-level-properties text:space-before="0.05in" text:min-label-width="0.15in"/>
        <style:text-properties fo:font-family="'Courier New'" style:font-family-generic="modern" style:font-pitch="fixed"/>
      </text:list-level-style-bullet>
      <text:list-level-style-bullet text:level="2" text:style-name="WW8Num4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3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3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3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3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bullet text:level="1" text:style-name="WW8Num44z0" style:num-suffix="." text:bullet-char="">
        <style:list-level-properties text:space-before="0.05in" text:min-label-width="0.25in"/>
        <style:text-properties style:font-name="Symbol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Benjamin Haley</dc:title>
    <meta:initial-creator>Ben Haley</meta:initial-creator>
    <meta:creation-date>2005-09-16T14:24:00</meta:creation-date>
    <dc:date>2009-11-21T11:17:44</dc:date>
    <dc:language>en-US</dc:language>
    <meta:editing-cycles>33</meta:editing-cycles>
    <meta:editing-duration>PT19H10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1" meta:word-count="681" meta:character-count="5024"/>
  </office:meta>
</office:document-meta>
</file>